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shadow="none" style:writing-mode="lr-tb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3.395cm"/>
    </style:style>
    <style:style style:name="Table1.E" style:family="table-column">
      <style:table-column-properties style:column-width="3.40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-left="0.1pt solid #000001" fo:border-right="none" fo:border-top="0.1pt solid #000001" fo:border-bottom="0.1pt solid #000001" style:writing-mode="lr-tb"/>
    </style:style>
    <style:style style:name="Table1.E1" style:family="table-cell">
      <style:table-cell-properties fo:padding="0cm" fo:border="0.1pt solid #000001" style:writing-mode="lr-tb"/>
    </style:style>
    <style:style style:name="Table1.A2" style:family="table-cell">
      <style:table-cell-properties fo:padding="0cm" fo:border-left="none" fo:border-right="none" fo:border-top="0.1pt solid #000001" fo:border-bottom="none" style:writing-mode="lr-tb"/>
    </style:style>
    <style:style style:name="P1" style:family="paragraph" style:parent-style-name="Standard">
      <style:paragraph-properties fo:orphans="0" fo:widows="0"/>
      <style:text-properties fo:color="#000000" style:font-name="Liberation Serif" fo:font-size="12pt" style:letter-kerning="true" style:font-name-asian="Arial1" style:font-size-asian="12pt" style:language-asian="et" style:country-asian="EE"/>
    </style:style>
    <style:style style:name="P2" style:family="paragraph" style:parent-style-name="Standard">
      <style:text-properties officeooo:rsid="0006cbb5" officeooo:paragraph-rsid="0006cbb5"/>
    </style:style>
    <style:style style:name="P3" style:family="paragraph" style:parent-style-name="Table_20_Contents">
      <style:paragraph-properties fo:margin-top="0cm" fo:margin-bottom="0cm" loext:contextual-spacing="false"/>
    </style:style>
    <style:style style:name="P4" style:family="paragraph" style:parent-style-name="Table_20_Contents">
      <style:paragraph-properties fo:margin-top="0cm" fo:margin-bottom="0cm" loext:contextual-spacing="false"/>
      <style:text-properties style:font-name="Arial" fo:font-size="6pt" style:font-size-asian="6pt"/>
    </style:style>
    <style:style style:name="P5" style:family="paragraph" style:parent-style-name="Preformatted_20_Text">
      <style:paragraph-properties fo:margin-top="0cm" fo:margin-bottom="0cm" loext:contextual-spacing="false"/>
    </style:style>
    <style:style style:name="P6" style:family="paragraph" style:parent-style-name="Preformatted_20_Text">
      <style:paragraph-properties fo:margin-top="0cm" fo:margin-bottom="0cm" loext:contextual-spacing="false"/>
      <style:text-properties style:font-name="Arial" fo:font-size="6pt" style:font-name-asian="Liberation Mono" style:font-size-asian="6pt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Arial" fo:font-size="6pt" style:font-name-asian="Liberation Mono" style:font-size-asian="6pt"/>
    </style:style>
    <style:style style:name="T3" style:family="text">
      <style:text-properties style:font-name="Arial" fo:font-size="6pt" style:font-size-asian="6pt"/>
    </style:style>
    <style:style style:name="T4" style:family="text">
      <style:text-properties officeooo:rsid="0006f7e3"/>
    </style:style>
    <style:style style:name="T5" style:family="text">
      <style:text-properties officeooo:rsid="000702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Õppekavad aastatel 09-11 <text:span text:style-name="T5">(423 tudengit)</text:span>. Kontseptikate <text:span text:style-name="T4">(90% tabelist)</text:span>, jaotatud varaseima aine semestri (veerg) ja kontsepti prioriteedi järgi (ülalt alla)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Table_20_Contents"><text:span text:style-name="T1">Semester 1</text:span></text:p>
          </table:table-cell>
          <table:table-cell table:style-name="Table1.A1" office:value-type="string">
            <text:p text:style-name="Table_20_Contents"><text:span text:style-name="T1">Semester 2</text:span></text:p>
          </table:table-cell>
          <table:table-cell table:style-name="Table1.A1" office:value-type="string">
            <text:p text:style-name="Table_20_Contents"><text:span text:style-name="T1">Semester 3</text:span></text:p>
          </table:table-cell>
          <table:table-cell table:style-name="Table1.A1" office:value-type="string">
            <text:p text:style-name="Table_20_Contents"><text:span text:style-name="T1">Semester 4</text:span></text:p>
          </table:table-cell>
          <table:table-cell table:style-name="Table1.E1" office:value-type="string">
            <text:p text:style-name="Table_20_Contents"><text:span text:style-name="T1">Semester 5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1. Sissejuhatus infotehnoloogiasse,</text:span></text:p>
            <text:p text:style-name="P5"><text:span text:style-name="T2">1. Programmeerimise algkursus,</text:span></text:p>
            <text:p text:style-name="P5"><text:span text:style-name="T2">1. Õpingukorraldus,</text:span></text:p>
            <text:p text:style-name="P5"><text:span text:style-name="T2">1. Diskreetne matemaatika,</text:span></text:p>
            <text:p text:style-name="P5"><text:span text:style-name="T2">1. Filosoofia,</text:span></text:p>
            <text:p text:style-name="P5"><text:span text:style-name="T2">1. Õigusõpetus,</text:span></text:p>
            <text:p text:style-name="P5"><text:span text:style-name="T2">1. Matemaatiline analüüs I,</text:span></text:p>
            <text:p text:style-name="P5"><text:span text:style-name="T2">1. Väljendusoskus,</text:span></text:p>
            <text:p text:style-name="P5"><text:span text:style-name="T2">2. Programmeerimise põhikursus keeles C,</text:span></text:p>
            <text:p text:style-name="P5"><text:span text:style-name="T2">2. Keskkonnakaitse ja säästev areng,</text:span></text:p>
            <text:p text:style-name="P5"><text:span text:style-name="T2">2. Arvutid,</text:span></text:p>
            <text:p text:style-name="P5"><text:span text:style-name="T2">2. Mõõtmine,</text:span></text:p>
            <text:p text:style-name="P5"><text:span text:style-name="T2">2. Füüsika I,</text:span></text:p>
            <text:p text:style-name="P5"><text:span text:style-name="T2">3. Programmeerimise põhikursus Javas,</text:span></text:p>
            <text:p text:style-name="P5"><text:span text:style-name="T2">3. Side,</text:span></text:p>
            <text:p text:style-name="P5"><text:span text:style-name="T2">3. Võrgurakendused I,</text:span></text:p>
            <text:p text:style-name="P5"><text:span text:style-name="T2">3. Sissejuhatus infosüsteemidesse,</text:span></text:p>
            <text:p text:style-name="P5"><text:span text:style-name="T2">4. Objektorienteeritud programmeerimine keeles Java,</text:span></text:p>
            <text:p text:style-name="P5"><text:span text:style-name="T2">4. Andmebaasid I,</text:span></text:p>
            <text:p text:style-name="P5"><text:span text:style-name="T2">4. Süsteemiteooria,</text:span></text:p>
            <text:p text:style-name="P5"><text:span text:style-name="T2">4. Arvutivõrgud,</text:span></text:p>
            <text:p text:style-name="P5"><text:span text:style-name="T2">4. Tõenäosusteooria ja matemaatiline statistika,</text:span></text:p>
            <text:p text:style-name="P5"><text:span text:style-name="T2">5. Algoritmid ja andmestruktuurid,</text:span></text:p>
            <text:p text:style-name="P5"><text:span text:style-name="T2">5. Loogiline programmeerimine,</text:span></text:p>
            <text:p text:style-name="P5"><text:span text:style-name="T2">5. Elektroonika,</text:span></text:p>
            <text:p text:style-name="P5"><text:span text:style-name="T2">5. Andmebaasid II,</text:span></text:p>
            <text:p text:style-name="P5"><text:span text:style-name="T2">5. Tarkvaratehnika,</text:span></text:p>
            <text:p text:style-name="P5"><text:span text:style-name="T2">6. Mikro- ja makroökonoomika,</text:span></text:p>
            <text:p text:style-name="P5"><text:span text:style-name="T2">6. Kasutajaliidesed,</text:span></text:p>
            <text:p text:style-name="P5"><text:span text:style-name="T2">6. Veebipõhiste rakenduste arhitektuur, disain ja tehnoloogia</text:span></text:p>
            <text:p text:style-name="P5"><text:span text:style-name="T2">Tud: 53 </text:span></text:p>
            <text:p text:style-name="P6"/>
            <text:p text:style-name="P6"/>
            <text:p text:style-name="P3"><text:span text:style-name="T3">1. Matemaatiline analüüs I,</text:span></text:p>
            <text:p text:style-name="P3"><text:span text:style-name="T3">2. Programmeerimise põhikursus keeles C,</text:span></text:p>
            <text:p text:style-name="P3"><text:span text:style-name="T3">2. Keskkonnakaitse ja säästev areng,</text:span></text:p>
            <text:p text:style-name="P3"><text:span text:style-name="T3">2. Arvutid,</text:span></text:p>
            <text:p text:style-name="P3"><text:span text:style-name="T3">2. Mõõtmine,</text:span></text:p>
            <text:p text:style-name="P3"><text:span text:style-name="T3">2. Füüsika I,</text:span></text:p>
            <text:p text:style-name="P3"><text:span text:style-name="T3">3. Programmeerimise põhikursus Javas,</text:span></text:p>
            <text:p text:style-name="P3"><text:span text:style-name="T3">3. Akadeemiline võõrkeel,</text:span></text:p>
            <text:p text:style-name="P3"><text:span text:style-name="T3">3. Lineaaralgebra,</text:span></text:p>
            <text:p text:style-name="P3"><text:span text:style-name="T3">4. Andmebaasid I,</text:span></text:p>
            <text:p text:style-name="P3"><text:span text:style-name="T3">4. Süsteemiteooria,</text:span></text:p>
            <text:p text:style-name="P3"><text:span text:style-name="T3">4. Tõenäosusteooria ja matemaatiline statistika,</text:span></text:p>
            <text:p text:style-name="P3"><text:span text:style-name="T3">5. Algoritmid ja andmestruktuurid,</text:span></text:p>
            <text:p text:style-name="P3"><text:span text:style-name="T3">5. Loogiline programmeerimine,</text:span></text:p>
            <text:p text:style-name="P3"><text:span text:style-name="T3">5. Elektroonika,</text:span></text:p>
            <text:p text:style-name="P3"><text:span text:style-name="T3">5. Andmebaasid II,</text:span></text:p>
            <text:p text:style-name="P3"><text:span text:style-name="T3">5. Tarkvaratehnika,</text:span></text:p>
            <text:p text:style-name="P3"><text:span text:style-name="T3">6. Kasutajaliidesed,</text:span></text:p>
            <text:p text:style-name="P3"><text:span text:style-name="T3">6. Veebipõhiste rakenduste arhitektuur, disain ja tehnoloogia</text:span></text:p>
            <text:p text:style-name="P3"><text:span text:style-name="T3">Tud: 104</text:span></text:p>
            <text:p text:style-name="P4"/>
            <text:p text:style-name="P4"/>
            <text:p text:style-name="P5"><text:span text:style-name="T2">1. Filosoofia</text:span></text:p>
            <text:p text:style-name="P5"><text:span text:style-name="T2">Tud: 161</text:span></text:p>
            <text:p text:style-name="P6"/>
            <text:p text:style-name="P6"/>
            <text:p text:style-name="P5"><text:span text:style-name="T2">1. Erialatutvustus</text:span></text:p>
            <text:p text:style-name="P5"><text:span text:style-name="T2">Tud: 76</text:span></text:p>
            <text:p text:style-name="P5"><text:span text:style-name="T2"><text:s/></text:span></text:p>
            <text:p text:style-name="P6"/>
            <text:p text:style-name="P5"><text:span text:style-name="T2">1. Programmeerimise algkursus</text:span></text:p>
            <text:p text:style-name="P5"><text:span text:style-name="T2">Tud: 125</text:span></text:p>
            <text:p text:style-name="P5"><text:span text:style-name="T2"><text:s/></text:span></text:p>
            <text:p text:style-name="P6"/>
            <text:p text:style-name="P5"><text:span text:style-name="T2">1. Sissejuhatus infotehnoloogiasse,</text:span></text:p>
            <text:p text:style-name="P5"><text:span text:style-name="T2">4. Tõenäosusteooria ja matemaatiline statistika,</text:span></text:p>
            <text:p text:style-name="P5"><text:span text:style-name="T2">5. Algoritmid ja andmestruktuurid</text:span></text:p>
            <text:p text:style-name="P5"><text:span text:style-name="T2">Tud: 124</text:span></text:p>
            <text:p text:style-name="P5"><text:span text:style-name="T2"><text:s/></text:span></text:p>
            <text:p text:style-name="P6"/>
            <text:p text:style-name="P5"><text:span text:style-name="T2">1. Matemaatiline analüüs I</text:span></text:p>
            <text:p text:style-name="P5"><text:span text:style-name="T2">Tud: 175</text:span></text:p>
            <text:p text:style-name="P6"/>
            <text:p text:style-name="P6"/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1. Väljendusoskus</text:span></text:p>
            <text:p text:style-name="P5"><text:span text:style-name="T2">Tud: 112</text:span></text:p>
          </table:table-cell>
          <table:table-cell table:style-name="Table1.A2" office:value-type="string">
            <text:p text:style-name="P5"><text:span text:style-name="T2">2. Arvutid,</text:span></text:p>
            <text:p text:style-name="P5"><text:span text:style-name="T2">2. Füüsika I,</text:span></text:p>
            <text:p text:style-name="P5"><text:span text:style-name="T2">3. Programmeerimise põhikursus Javas,</text:span></text:p>
            <text:p text:style-name="P5"><text:span text:style-name="T2">3. Akadeemiline võõrkeel,</text:span></text:p>
            <text:p text:style-name="P5"><text:span text:style-name="T2">3. Side,</text:span></text:p>
            <text:p text:style-name="P5"><text:span text:style-name="T2">3. Võrgurakendused I,</text:span></text:p>
            <text:p text:style-name="P5"><text:span text:style-name="T2">3. Lineaaralgebra,</text:span></text:p>
            <text:p text:style-name="P5"><text:span text:style-name="T2">3. Sissejuhatus infosüsteemidesse,</text:span></text:p>
            <text:p text:style-name="P5"><text:span text:style-name="T2">4. Objektorienteeritud programmeerimine keeles Java,</text:span></text:p>
            <text:p text:style-name="P5"><text:span text:style-name="T2">4. Andmebaasid I,</text:span></text:p>
            <text:p text:style-name="P5"><text:span text:style-name="T2">4. Süsteemiteooria,</text:span></text:p>
            <text:p text:style-name="P5"><text:span text:style-name="T2">4. Arvutivõrgud,</text:span></text:p>
            <text:p text:style-name="P5"><text:span text:style-name="T2">4. Tõenäosusteooria ja matemaatiline statistika,</text:span></text:p>
            <text:p text:style-name="P5"><text:span text:style-name="T2">5. Algoritmid ja andmestruktuurid,</text:span></text:p>
            <text:p text:style-name="P5"><text:span text:style-name="T2">5. Loogiline programmeerimine,</text:span></text:p>
            <text:p text:style-name="P5"><text:span text:style-name="T2">5. Elektroonika,</text:span></text:p>
            <text:p text:style-name="P5"><text:span text:style-name="T2">5. Andmebaasid II,</text:span></text:p>
            <text:p text:style-name="P5"><text:span text:style-name="T2">5. Tarkvaratehnika,</text:span></text:p>
            <text:p text:style-name="P5"><text:span text:style-name="T2">6. Mikro- ja makroökonoomika,</text:span></text:p>
            <text:p text:style-name="P5"><text:span text:style-name="T2">6. Kasutajaliidesed,</text:span></text:p>
            <text:p text:style-name="P5"><text:span text:style-name="T2">6. Veebipõhiste rakenduste arhitektuur, disain ja tehnoloogia</text:span></text:p>
            <text:p text:style-name="P5"><text:span text:style-name="T2">Tud: 143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5"><text:span text:style-name="T2">2. Programmeerimise põhikursus keeles C</text:span></text:p>
            <text:p text:style-name="P5"><text:span text:style-name="T2">Tud: 176</text:span></text:p>
            <text:p text:style-name="P6"/>
            <text:p text:style-name="P6"/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2. Füüsika I</text:span></text:p>
            <text:p text:style-name="P5"><text:span text:style-name="T2">Tud: 212</text:span></text:p>
            <text:p text:style-name="P6"/>
            <text:p text:style-name="P6"/>
            <text:p text:style-name="P5"><text:soft-page-break/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2. Arvutid</text:span></text:p>
            <text:p text:style-name="P5"><text:span text:style-name="T2">Tud: 201</text:span></text:p>
          </table:table-cell>
          <table:table-cell table:style-name="Table1.A2" office:value-type="string"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3. Programmeerimise põhikursus Javas,</text:span></text:p>
            <text:p text:style-name="P3"><text:span text:style-name="T3">3. Võrgurakendused I,</text:span></text:p>
            <text:p text:style-name="P3"><text:span text:style-name="T3">4. Objektorienteeritud programmeerimine keeles Java,</text:span></text:p>
            <text:p text:style-name="P3"><text:span text:style-name="T3">4. Andmebaasid I,</text:span></text:p>
            <text:p text:style-name="P3"><text:span text:style-name="T3">4. Süsteemiteooria,</text:span></text:p>
            <text:p text:style-name="P3"><text:span text:style-name="T3">4. Arvutivõrgud,</text:span></text:p>
            <text:p text:style-name="P3"><text:span text:style-name="T3">4. Tõenäosusteooria ja matemaatiline statistika,</text:span></text:p>
            <text:p text:style-name="P3"><text:span text:style-name="T3">5. Algoritmid ja andmestruktuurid,</text:span></text:p>
            <text:p text:style-name="P3"><text:span text:style-name="T3">5. Loogiline programmeerimine,</text:span></text:p>
            <text:p text:style-name="P3"><text:span text:style-name="T3">5. Elektroonika,</text:span></text:p>
            <text:p text:style-name="P3"><text:span text:style-name="T3">5. Andmebaasid II,</text:span></text:p>
            <text:p text:style-name="P3"><text:span text:style-name="T3">5. Tarkvaratehnika,</text:span></text:p>
            <text:p text:style-name="P3"><text:span text:style-name="T3">6. Kasutajaliidesed,</text:span></text:p>
            <text:p text:style-name="P3"><text:span text:style-name="T3">6. Veebipõhiste rakenduste arhitektuur, disain ja tehnoloogia</text:span></text:p>
            <text:p text:style-name="P3"><text:span text:style-name="T3">Tud: 183 </text:span></text:p>
            <text:p text:style-name="P4"/>
            <text:p text:style-name="P4"/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3. Lineaaralgebra,</text:span></text:p>
            <text:p text:style-name="P5"><text:span text:style-name="T2">6. Mikro- ja makroökonoomika</text:span></text:p>
            <text:p text:style-name="P5"><text:span text:style-name="T2">Tud: 210</text:span></text:p>
            <text:p text:style-name="P6"/>
            <text:p text:style-name="P6"/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3. Programmeerimise põhikursus Javas,</text:span></text:p>
            <text:p text:style-name="P5"><text:span text:style-name="T2">3. Võrgurakendused I,</text:span></text:p>
            <text:p text:style-name="P5"><text:span text:style-name="T2">4. Objektorienteeritud programmeerimine keeles Java,</text:span></text:p>
            <text:p text:style-name="P5"><text:span text:style-name="T2">4. Andmebaasid I,</text:span></text:p>
            <text:p text:style-name="P5"><text:span text:style-name="T2">4. Tõenäosusteooria ja matemaatiline statistika,</text:span></text:p>
            <text:p text:style-name="P5"><text:span text:style-name="T2">5. Algoritmid ja andmestruktuurid,</text:span></text:p>
            <text:p text:style-name="P5"><text:span text:style-name="T2">5. Andmebaasid II,</text:span></text:p>
            <text:p text:style-name="P5"><text:span text:style-name="T2">6. Veebipõhiste rakenduste arhitektuur, disain ja tehnoloogia</text:span></text:p>
            <text:p text:style-name="P5"><text:span text:style-name="T2">Tud: 203</text:span></text:p>
            <text:p text:style-name="P6"/>
            <text:p text:style-name="P6"/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3. Akadeemiline võõrkeel</text:span></text:p>
            <text:p text:style-name="P5"><text:span text:style-name="T2">Tud: 212</text:span></text:p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5"><text:span text:style-name="T2">3. Side,</text:span></text:p>
            <text:p text:style-name="P5"><text:span text:style-name="T2">3. Sissejuhatus infosüsteemidesse,</text:span></text:p>
            <text:p text:style-name="P5"><text:span text:style-name="T2">4. Andmebaasid I,</text:span></text:p>
            <text:p text:style-name="P5"><text:span text:style-name="T2">4. Tõenäosusteooria ja matemaatiline statistika,</text:span></text:p>
            <text:p text:style-name="P5"><text:span text:style-name="T2">5. Loogiline programmeerimine,</text:span></text:p>
            <text:p text:style-name="P5"><text:span text:style-name="T2">5. Andmebaasid II,</text:span></text:p>
            <text:p text:style-name="P5"><text:span text:style-name="T2">6. Veebipõhiste rakenduste arhitektuur, disain ja tehnoloogia</text:span></text:p>
            <text:p text:style-name="P5"><text:span text:style-name="T2">Tud: 171</text:span></text:p>
            <text:p text:style-name="P5"><text:span text:style-name="T2"><text:s/></text:span></text:p>
          </table:table-cell>
          <table:table-cell table:style-name="Table1.A2" office:value-type="string"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oft-page-break/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4. Tõenäosusteooria ja matemaatiline statistika</text:span></text:p>
            <text:p text:style-name="P5"><text:span text:style-name="T2">Tud: 267</text:span></text:p>
            <text:p text:style-name="P5"><text:span text:style-name="T2"><text:s/></text:span></text:p>
            <text:p text:style-name="P6"/>
            <text:p text:style-name="P5"><text:span text:style-name="T2">4. Objektorienteeritud programmeerimine keeles Java,</text:span></text:p>
            <text:p text:style-name="P5"><text:span text:style-name="T2">4. Andmebaasid I</text:span></text:p>
            <text:p text:style-name="P5"><text:span text:style-name="T2">Tud: 233</text:span></text:p>
            <text:p text:style-name="P7"><text:span text:style-name="T2"><text:s/></text:span></text:p>
            <text:p text:style-name="P6"/>
            <text:p text:style-name="P6"/>
          </table:table-cell>
          <table:table-cell table:style-name="Table1.A2" office:value-type="string"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5. Algoritmid ja andmestruktuurid,</text:span></text:p>
            <text:p text:style-name="P3"><text:span text:style-name="T3">5. Loogiline programmeerimine,</text:span></text:p>
            <text:p text:style-name="P3"><text:span text:style-name="T3">5. Elektroonika,</text:span></text:p>
            <text:p text:style-name="P3"><text:span text:style-name="T3">5. Andmebaasid II,</text:span></text:p>
            <text:p text:style-name="P3"><text:span text:style-name="T3">5. Tarkvaratehnika,</text:span></text:p>
            <text:p text:style-name="P3"><text:span text:style-name="T3">6. Kasutajaliidesed,</text:span></text:p>
            <text:p text:style-name="P3"><text:span text:style-name="T3">6. Veebipõhiste rakenduste arhitektuur, disain ja tehnoloogia</text:span></text:p>
            <text:p text:style-name="P3"><text:span text:style-name="T3">Tud: 218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<text:span text:style-name="T2">5. Andmebaasid II,</text:span></text:p>
            <text:p text:style-name="P5"><text:span text:style-name="T2">6. Veebipõhiste rakenduste arhitektuur, disain ja tehnoloogia</text:span></text:p>
            <text:p text:style-name="P5"><text:span text:style-name="T2">Tud: 261</text:span></text:p>
            <text:p text:style-name="P6"/>
            <text:p text:style-name="P6"/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oft-page-break/><text:span text:style-name="T2">5. Algoritmid ja andmestruktuurid,</text:span></text:p>
            <text:p text:style-name="P5"><text:span text:style-name="T2">5. Loogiline programmeerimine,</text:span></text:p>
            <text:p text:style-name="P5"><text:span text:style-name="T2">5. Elektroonika</text:span></text:p>
            <text:p text:style-name="P5"><text:span text:style-name="T2">Tud: 245</text:span></text:p>
            <text:p text:style-name="P5"><text:span text:style-name="T2"><text:s/>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1:22:43.503000000</meta:creation-date>
    <meta:print-date>2016-04-04T11:34:17.967000000</meta:print-date>
    <dc:date>2016-04-04T11:54:29.069000000</dc:date>
    <meta:editing-duration>PT31M43S</meta:editing-duration>
    <meta:editing-cycles>5</meta:editing-cycles>
    <meta:generator>LibreOffice/4.4.0.3$Windows_x86 LibreOffice_project/de093506bcdc5fafd9023ee680b8c60e3e0645d7</meta:generator>
    <meta:document-statistic meta:table-count="1" meta:image-count="0" meta:object-count="0" meta:page-count="2" meta:paragraph-count="163" meta:word-count="502" meta:character-count="3944" meta:non-whitespace-character-count="3589"/>
  </office:meta>
</office:document-meta>
</file>